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0750000166D000010C7CBE392D7D295EED8.svg" manifest:media-type="image/svg+xml"/>
  <manifest:file-entry manifest:full-path="Pictures/10000201000000D9000000A2D66C85471CAC9320.png" manifest:media-type="image/png"/>
  <manifest:file-entry manifest:full-path="Pictures/10000B760000166D000010C7D24A9189A96078F5.svg" manifest:media-type="image/svg+xml"/>
  <manifest:file-entry manifest:full-path="Pictures/10000201000000D9000000A2B59E68D9E20ADFF6.png" manifest:media-type="image/png"/>
  <manifest:file-entry manifest:full-path="Pictures/10000201000000D9000000A2DF220136FCB1A11C.png" manifest:media-type="image/png"/>
  <manifest:file-entry manifest:full-path="Pictures/1000314F0000166D000010C7512EAB1D379E582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4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text-properties fo:font-size="24pt" fo:font-style="normal" style:font-size-asian="24pt" style:font-style-asian="normal" style:font-size-complex="24pt" style:font-style-complex="normal"/>
    </style:style>
    <style:style style:name="P2" style:family="paragraph">
      <loext:graphic-properties draw:fill="none" draw:fill-color="#ffffff"/>
      <style:text-properties style:font-name="FreeSerif" fo:font-size="24pt" fo:font-style="normal" style:font-size-asian="24pt" style:font-style-asian="normal" style:font-size-complex="24pt" style:font-style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FreeSerif"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FreeSerif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FreeSerif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FreeSerif"/>
    </style:style>
    <style:style style:name="T1" style:family="text">
      <style:text-properties style:font-name="FreeSerif1" fo:font-size="24pt" fo:font-style="normal" style:font-name-asian="FreeSerif1" style:font-size-asian="24pt" style:font-style-asian="normal" style:font-name-complex="FreeSerif1" style:font-size-complex="24pt" style:font-style-complex="normal"/>
    </style:style>
    <style:style style:name="T2" style:family="text">
      <style:text-properties style:text-position="-33% 58%" style:font-name="FreeSerif"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FreeSerif1" fo:font-size="26pt" style:font-name-asian="FreeSerif1" style:font-size-asian="26pt" style:font-name-complex="FreeSerif1" style:font-size-complex="26pt"/>
    </style:style>
    <style:style style:name="T5" style:family="text">
      <style:text-properties style:font-name="FreeSerif" fo:font-size="26pt" style:font-name-asian="FreeSerif1" style:font-size-asian="26pt" style:font-name-complex="FreeSerif1" style:font-size-complex="26pt"/>
    </style:style>
    <style:style style:name="T6" style:family="text">
      <style:text-properties style:text-position="-33% 58%" style:font-name="FreeSerif" fo:font-size="26pt" fo:font-style="normal" style:font-name-asian="FreeSerif1" style:font-size-asian="26pt" style:font-style-asian="normal" style:font-name-complex="FreeSerif1" style:font-size-complex="26pt" style:font-style-complex="normal"/>
    </style:style>
    <style:style style:name="T7" style:family="text">
      <style:text-properties style:font-name="FreeSerif" fo:font-size="22pt" style:font-size-asian="22pt" style:font-size-complex="22pt"/>
    </style:style>
    <style:style style:name="T8" style:family="text">
      <style:text-properties style:font-name="FreeSerif1" fo:font-size="24pt" style:font-name-asian="FreeSerif1" style:font-size-asian="24pt" style:font-name-complex="FreeSerif1" style:font-size-complex="24pt"/>
    </style:style>
    <style:style style:name="T9" style:family="text">
      <style:text-properties style:text-position="33% 58%" style:font-name="FreeSerif1" fo:font-size="24pt" style:font-name-asian="FreeSerif1" style:font-size-asian="24pt" style:font-name-complex="FreeSerif1" style:font-size-complex="24pt"/>
    </style:style>
    <style:style style:name="T10" style:family="text">
      <style:text-properties style:text-position="0% 100%" style:font-name="FreeSerif1" fo:font-size="24pt" fo:font-weight="bold" style:font-name-asian="FreeSerif1" style:font-size-asian="24pt" style:font-weight-asian="bold" style:font-name-complex="FreeSerif1" style:font-size-complex="24pt" style:font-weight-complex="bold"/>
    </style:style>
    <style:style style:name="T11" style:family="text">
      <style:text-properties style:font-name="FreeSerif"/>
    </style:style>
    <style:style style:name="T12" style:family="text">
      <style:text-properties style:font-name="FreeSerif1" style:font-name-asian="FreeSerif1" style:font-name-complex="FreeSerif1"/>
    </style:style>
    <style:style style:name="T13" style:family="text">
      <style:text-properties style:text-position="33% 58%" style:font-name="FreeSerif" style:font-name-asian="FreeSerif1" style:font-name-complex="Free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355cm" svg:x="8.874cm" svg:y="13.742cm">
          <draw:text-box>
            <text:p text:style-name="P1"><text:span text:style-name="T1">μ</text:span><text:span text:style-name="T2">i</text:span></text:p>
          </draw:text-box>
        </draw:frame>
        <draw:line draw:style-name="gr2" draw:text-style-name="P3" draw:layer="layout" svg:x1="9.382cm" svg:y1="15.986cm" svg:x2="9.382cm" svg:y2="17.51cm">
          <text:p/>
        </draw:line>
        <draw:frame draw:style-name="gr3" draw:text-style-name="P5" draw:layer="layout" svg:width="1.129cm" svg:height="1.195cm" svg:x="8.366cm" svg:y="15.934cm">
          <draw:text-box draw:corner-radius="0.508cm">
            <text:p text:style-name="P4"><text:span text:style-name="T3">~</text:span></text:p>
          </draw:text-box>
        </draw:frame>
        <draw:frame draw:style-name="gr4" draw:text-style-name="P6" draw:layer="layout" svg:width="2.032cm" svg:height="2.314cm" svg:x="8.493cm" svg:y="17.512cm">
          <draw:text-box>
            <text:p><text:span text:style-name="T4">Δ</text:span><text:span text:style-name="T5">V</text:span><text:span text:style-name="T6">i</text:span></text:p>
          </draw:text-box>
        </draw:frame>
        <draw:line draw:style-name="gr5" draw:text-style-name="P3" draw:layer="layout" svg:x1="13.826cm" svg:y1="11.521cm" svg:x2="11.43cm" svg:y2="13.447cm">
          <text:p/>
        </draw:line>
        <draw:line draw:style-name="gr2" draw:text-style-name="P3" draw:layer="layout" svg:x1="9.382cm" svg:y1="11.16cm" svg:x2="9.382cm" svg:y2="13.446cm">
          <text:p/>
        </draw:line>
        <draw:frame draw:style-name="gr6" draw:text-style-name="P7" draw:layer="layout" svg:width="0.938cm" svg:height="1.153cm" svg:x="8.239cm" svg:y="11.16cm">
          <draw:text-box>
            <text:p><text:span text:style-name="T7">=</text:span></text:p>
          </draw:text-box>
        </draw:frame>
        <draw:frame draw:style-name="gr3" draw:text-style-name="P5" draw:layer="layout" svg:width="1.129cm" svg:height="1.195cm" svg:x="12.049cm" svg:y="11.362cm">
          <draw:text-box draw:corner-radius="0.508cm">
            <text:p text:style-name="P4"><text:span text:style-name="T3">~</text:span></text:p>
          </draw:text-box>
        </draw:frame>
        <draw:frame draw:style-name="gr7" draw:text-style-name="P8" draw:layer="layout" svg:width="2.413cm" svg:height="1.524cm" svg:x="8.479cm" svg:y="10.165cm">
          <draw:text-box>
            <text:p><text:span text:style-name="T8">𝜷</text:span><text:span text:style-name="T9">T</text:span><text:span text:style-name="T10">x</text:span></text:p>
          </draw:text-box>
        </draw:frame>
        <draw:line draw:style-name="gr2" draw:text-style-name="P3" draw:layer="layout" svg:x1="7.009cm" svg:y1="10.017cm" svg:x2="8.494cm" svg:y2="10.36cm">
          <text:p/>
        </draw:line>
        <draw:frame draw:style-name="gr3" draw:text-style-name="P5" draw:layer="layout" svg:width="1.129cm" svg:height="1.195cm" svg:x="7.35cm" svg:y="9.33cm">
          <draw:text-box draw:corner-radius="0.508cm">
            <text:p text:style-name="P4"><text:span text:style-name="T3">~</text:span></text:p>
          </draw:text-box>
        </draw:frame>
        <draw:frame draw:style-name="gr8" draw:text-style-name="P9" draw:layer="layout" svg:width="4.064cm" svg:height="3.04cm" svg:x="3.286cm" svg:y="8.247cm">
          <draw:image xlink:href="Pictures/1000314F0000166D000010C7512EAB1D379E582A.svg" xlink:type="simple" xlink:show="embed" xlink:actuate="onLoad" loext:mime-type="image/svg+xml">
            <text:p/>
          </draw:image>
          <draw:image xlink:href="Pictures/10000201000000D9000000A2B59E68D9E20ADFF6.png" xlink:type="simple" xlink:show="embed" xlink:actuate="onLoad" loext:mime-type="image/png"/>
        </draw:frame>
        <draw:frame draw:style-name="gr8" draw:text-style-name="P9" draw:layer="layout" svg:width="4.721cm" svg:height="3.532cm" svg:x="13.424cm" svg:y="10.017cm">
          <draw:image xlink:href="Pictures/10000B760000166D000010C7D24A9189A96078F5.svg" xlink:type="simple" xlink:show="embed" xlink:actuate="onLoad" loext:mime-type="image/svg+xml">
            <text:p/>
          </draw:image>
          <draw:image xlink:href="Pictures/10000201000000D9000000A2D66C85471CAC9320.png" xlink:type="simple" xlink:show="embed" xlink:actuate="onLoad" loext:mime-type="image/png"/>
        </draw:frame>
        <draw:frame draw:style-name="gr8" draw:text-style-name="P9" draw:layer="layout" svg:width="5.74cm" svg:height="4.294cm" svg:x="6.563cm" svg:y="11.668cm">
          <draw:image xlink:href="Pictures/100040750000166D000010C7CBE392D7D295EED8.svg" xlink:type="simple" xlink:show="embed" xlink:actuate="onLoad" loext:mime-type="image/svg+xml">
            <text:p/>
          </draw:image>
          <draw:image xlink:href="Pictures/10000201000000D9000000A2DF220136FCB1A11C.png" xlink:type="simple" xlink:show="embed" xlink:actuate="onLoad" loext:mime-type="image/png"/>
        </draw:frame>
        <draw:frame draw:style-name="gr9" draw:text-style-name="P10" draw:layer="layout" svg:width="0.955cm" svg:height="1.098cm" svg:x="10.586cm" svg:y="13.237cm">
          <draw:text-box>
            <text:p><text:span text:style-name="T8">σ</text:span></text:p>
          </draw:text-box>
        </draw:frame>
        <draw:frame draw:style-name="gr9" draw:text-style-name="P11" draw:layer="layout" svg:width="1.967cm" svg:height="0.886cm" svg:x="14.081cm" svg:y="13.954cm">
          <draw:text-box>
            <text:p><text:span text:style-name="T11">inv-</text:span><text:span text:style-name="T12">χ</text:span><text:span text:style-name="T1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03:07:32.973476202</meta:creation-date>
    <dc:date>2020-12-13T03:43:25.202701355</dc:date>
    <meta:editing-duration>PT1M23S</meta:editing-duration>
    <meta:editing-cycles>1</meta:editing-cycles>
    <meta:document-statistic meta:object-count="16"/>
    <meta:generator>LibreOffice/6.4.6.2$Linux_X86_64 LibreOffice_project/40$Build-2</meta:generator>
  </office:meta>
</office:document-meta>
</file>